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73BCC14A675EE31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749cm, 17.046cm, 13.771cm, 0.721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314cm" svg:y="0.437cm" svg:width="17.078cm" svg:height="2.492cm" draw:z-index="0"><draw:image xlink:href="Pictures/10000000000007800000043873BCC14A675EE31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8T19:30:04.162000000</meta:creation-date>
    <dc:date>2023-12-08T19:31:00.066000000</dc:date>
    <meta:editing-duration>PT5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4.3.2$Windows_X86_64 LibreOffice_project/1048a8393ae2eeec98dff31b5c133c5f1d08b890</meta:generator>
  </office:meta>
</office:document-meta>
</file>